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/>
    <style:style style:name="P4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rchitecture Logicielle Distribuée</text:p>
      <text:p text:style-name="P2"/>
      <text:p text:style-name="P2">Projet : Ligue de bowling</text:p>
      <text:p text:style-name="P2"/>
      <text:p text:style-name="P2"/>
      <text:p text:style-name="P1">Rafik Ferroukh <text:s text:c="18"/><text:tab/> <text:s text:c="13"/>Matthieu Foucault</text:p>
      <text:p text:style-name="P1"><text:a xlink:type="simple" xlink:href="mailto:rafik.ferroukh@etu.u-bordeaux1.fr">rafik.ferroukh@etu.u-bordeaux1.fr</text:a><text:tab/><text:a xlink:type="simple" xlink:href="mailto:matthieu.foucault@etu.u-bordeaux1.fr">matthieu.foucault@etu.u-bordeaux1.fr</text:a></text:p>
      <text:p text:style-name="P1"/>
      <text:h text:style-name="P4" text:outline-level="1">Règles du bowling</text:h>
      <text:p text:style-name="Standard"/>
      <text:h text:style-name="Heading_20_1" text:outline-level="1">Langage du modèle</text:h>
      <text:p text:style-name="Standard"/>
      <text:p text:style-name="Standard"><text:span text:style-name="T2">Roll </text:span>: un lancer de la boule de bowling. Chaque lancer renversera de 0 à 10 quilles</text:p>
      <text:p text:style-name="Standard"/>
      <text:p text:style-name="Standard"><text:span text:style-name="T2">Game </text:span>: représente une partie de bowling, jouée par un joueur.</text:p>
      <text:p text:style-name="Standard"/>
      <text:p text:style-name="Standard"><text:span text:style-name="T2">Frame </text:span>: correspond à un cadre dans la feuille de score d'une partie de bowling, soit 2 <text:span text:style-name="T1">rolls </text:span>(un seul si un strike est effectué). Le dernier <text:span text:style-name="T1">frame</text:span> d'un <text:span text:style-name="T1">game</text:span> peut contenir jusqu'à 3 <text:span text:style-name="T1">rolls</text:span> (c.f. Règles du bowling)</text:p>
      <text:p text:style-name="Standard"/>
      <text:p text:style-name="Standard"><text:span text:style-name="T2">Player </text:span>: un joueur de bowling, identifié par son nom.</text:p>
      <text:p text:style-name="Standard"/>
      <text:p text:style-name="Standard"><text:span text:style-name="T2">Duel </text:span>: une confrontation entre deux joueurs. Un <text:span text:style-name="T1">duel</text:span> se terminera lorsque les deux joueurs auront fini leur <text:span text:style-name="T1">game</text:span> respectifs, le vainqueur sera celui avec le plus grand score. À noter qu'en cas de match nul, le vainqueur sera choisi aléatoirement. </text:p>
      <text:p text:style-name="Standard">Pour permettre l'alternance des tours entre les joueurs, chaque <text:span text:style-name="T1">player</text:span> se voit attribué un <text:span text:style-name="T1">PlayerSatus</text:span>, qui sera soit <text:span text:style-name="T1">Playing</text:span> lorsque c'est à lui de jouer, soit <text:span text:style-name="T1">Waiting</text:span> lorsque qu'il doit attendre que son adversaire <text:span text:style-name="T1">(opponent)</text:span> ait fini son tour.</text:p>
      <text:p text:style-name="Standard"/>
      <text:p text:style-name="Standard"><text:span text:style-name="T2">Team </text:span>: une équipe de 5 joueurs, identifiée par son nom.</text:p>
      <text:p text:style-name="Standard"/>
      <text:p text:style-name="Standard"><text:span text:style-name="T2">Challenge</text:span> : une confrontation entre deux équipes : chaque joueur de la première équipe affronte un joueur de la seconde. L'équipe ayant le plus de <text:span text:style-name="T1">duels</text:span> gagnés gagnera le <text:span text:style-name="T1">challenge.</text:span></text:p>
      <text:p text:style-name="Standard"/>
      <text:p text:style-name="Standard"><text:span text:style-name="T2">League </text:span>: représente la ligue de bowling, soit un nombre pair de <text:span text:style-name="T1">teams</text:span>, et un calendrier (schedule), spécifiant les challenges entre les teams. La ligue peut avoir 3 états (<text:span text:style-name="T1">LeagueState</text:span>) : </text:p>
      <text:list xml:id="list389243086" text:style-name="L1">
        <text:list-item>
          <text:p text:style-name="P3">Building lorsqu'elle est en construction, c'est à dire lorsque les équipes sont en train d'être ajoutées à celle-ci.</text:p>
        </text:list-item>
        <text:list-item>
          <text:p text:style-name="P3">InProgress lorsque la ligue a commencé. À partir de ce moment le calendrier a été généré et il n'est plus possible d'ajouter ou de retirer une équipe de la ligue.</text:p>
        </text:list-item>
        <text:list-item>
          <text:p text:style-name="P3">Over lorsqu'elle est terminé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3T08:49:19</meta:creation-date>
    <dc:date>2012-01-03T10:24:44</dc:date>
    <meta:editing-duration>PT44M31S</meta:editing-duration>
    <meta:editing-cycles>5</meta:editing-cycles>
    <meta:generator>LibreOffice/3.4$Linux LibreOffice_project/340m1$Build-402</meta:generator>
    <meta:document-statistic meta:table-count="0" meta:image-count="0" meta:object-count="0" meta:page-count="2" meta:paragraph-count="18" meta:word-count="304" meta:character-count="1862" meta:non-whitespace-character-count="1544"/>
  </office:meta>
</office:document-meta>
</file>